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Roboto" style:text-underline-style="solid" style:text-underline-width="auto" style:text-underline-color="font-color" officeooo:rsid="00077c99" officeooo:paragraph-rsid="00077c99"/>
    </style:style>
    <style:style style:name="P2" style:family="paragraph" style:parent-style-name="Standard">
      <style:text-properties style:font-name="Roboto" style:text-underline-style="solid" style:text-underline-width="auto" style:text-underline-color="font-color" officeooo:rsid="00100e57" officeooo:paragraph-rsid="00100e57"/>
    </style:style>
    <style:style style:name="P3" style:family="paragraph" style:parent-style-name="Standard">
      <style:text-properties style:font-name="Roboto" style:text-underline-style="none" officeooo:rsid="00077c99" officeooo:paragraph-rsid="00077c99"/>
    </style:style>
    <style:style style:name="P4" style:family="paragraph" style:parent-style-name="Standard">
      <style:text-properties style:font-name="Roboto" style:text-underline-style="none" officeooo:rsid="0008c2f6" officeooo:paragraph-rsid="00077c99"/>
    </style:style>
    <style:style style:name="P5" style:family="paragraph" style:parent-style-name="Standard">
      <style:text-properties style:font-name="Roboto" style:text-underline-style="none" officeooo:rsid="0008c2f6" officeooo:paragraph-rsid="0008c2f6"/>
    </style:style>
    <style:style style:name="P6" style:family="paragraph" style:parent-style-name="Standard">
      <style:text-properties style:font-name="Roboto" style:text-underline-style="none" officeooo:rsid="000aac61" officeooo:paragraph-rsid="000aac61"/>
    </style:style>
    <style:style style:name="P7" style:family="paragraph" style:parent-style-name="Standard">
      <style:text-properties style:font-name="Roboto" style:text-underline-style="none" officeooo:rsid="00100e57" officeooo:paragraph-rsid="00100e57"/>
    </style:style>
    <style:style style:name="P8" style:family="paragraph" style:parent-style-name="Standard">
      <style:text-properties style:font-name="Roboto" style:text-underline-style="none" officeooo:rsid="00115ed4" officeooo:paragraph-rsid="00115ed4"/>
    </style:style>
    <style:style style:name="P9" style:family="paragraph" style:parent-style-name="Standard">
      <style:text-properties style:font-name="Roboto" style:text-underline-style="none" officeooo:rsid="0012bcc4" officeooo:paragraph-rsid="0012bcc4"/>
    </style:style>
    <style:style style:name="P10" style:family="paragraph" style:parent-style-name="Standard">
      <style:text-properties style:font-name="Roboto" fo:font-style="normal" style:text-underline-style="none" officeooo:rsid="001f0fc0" officeooo:paragraph-rsid="001f0fc0" style:font-style-asian="normal" style:font-style-complex="normal"/>
    </style:style>
    <style:style style:name="P11" style:family="paragraph" style:parent-style-name="Standard">
      <style:text-properties style:font-name="Roboto" fo:font-style="normal" style:text-underline-style="none" officeooo:rsid="0020619f" officeooo:paragraph-rsid="0020619f" style:font-style-asian="normal" style:font-style-complex="normal"/>
    </style:style>
    <style:style style:name="P12" style:family="paragraph" style:parent-style-name="Standard">
      <style:text-properties style:font-name="Roboto" fo:font-style="normal" style:text-underline-style="solid" style:text-underline-width="auto" style:text-underline-color="font-color" officeooo:rsid="001f0fc0" officeooo:paragraph-rsid="001f0fc0" style:font-style-asian="normal" style:font-style-complex="normal"/>
    </style:style>
    <style:style style:name="T1" style:family="text">
      <style:text-properties fo:language="fr" fo:country="FR"/>
    </style:style>
    <style:style style:name="T2" style:family="text">
      <style:text-properties officeooo:rsid="00080b73"/>
    </style:style>
    <style:style style:name="T3" style:family="text">
      <style:text-properties officeooo:rsid="000c8e19"/>
    </style:style>
    <style:style style:name="T4" style:family="text">
      <style:text-properties officeooo:rsid="00100e57"/>
    </style:style>
    <style:style style:name="T5" style:family="text">
      <style:text-properties officeooo:rsid="00170403"/>
    </style:style>
    <style:style style:name="T6" style:family="text">
      <style:text-properties officeooo:rsid="0017d2c2"/>
    </style:style>
    <style:style style:name="T7" style:family="text">
      <style:text-properties officeooo:rsid="001a1e01"/>
    </style:style>
    <style:style style:name="T8" style:family="text">
      <style:text-properties officeooo:rsid="0020619f"/>
    </style:style>
    <style:style style:name="T9" style:family="text">
      <style:text-properties officeooo:rsid="00209db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lanification spécification :</text:p>
      <text:p text:style-name="P2"/>
      <text:p text:style-name="P7">Notre sujet se pose sur une caravane <text:span text:style-name="T6">d</text:span>on<text:span text:style-name="T6">t</text:span> <text:span text:style-name="T6">on </text:span>doit automatis<text:span text:style-name="T5">er</text:span> le rangement et pouvoir la déplacer manuellement sans effort <text:span text:style-name="T7">et sans risque de collisions</text:span>, on devra donc effectuer ceci sur une maquette.</text:p>
      <text:p text:style-name="P8"/>
      <text:p text:style-name="P8">On a le droit au matériel du lycée ou personnel.</text:p>
      <text:p text:style-name="P8"/>
      <text:p text:style-name="P8">La caravane doit également éviter tout risque de collisions.</text:p>
      <text:p text:style-name="P8"/>
      <text:p text:style-name="P8">Le résultat final sera seulement un prototype que l’on validera ou pas.</text:p>
      <text:p text:style-name="P8"/>
      <text:p text:style-name="P8">Les déplacements seront motorisés et automatisés.</text:p>
      <text:p text:style-name="P8"/>
      <text:p text:style-name="P9">Le système doit être peu énergivore.</text:p>
      <text:p text:style-name="P1"/>
      <text:p text:style-name="P1"/>
      <text:p text:style-name="P1"/>
      <text:p text:style-name="P1"/>
      <text:p text:style-name="P1"/>
      <text:p text:style-name="P1"><text:span text:style-name="T4">Éco-conception préliminaire</text:span> :</text:p>
      <text:p text:style-name="P1"/>
      <text:p text:style-name="P3">On a décid<text:span text:style-name="T3">é</text:span> de placer une carte <text:span text:style-name="T2">programmable</text:span> (pas trop décidé mais partant pour le raspberry, le fonctionnement est encore à <text:span text:style-name="T2">travailler</text:span>) en plein milieu dans la caravane, qui pourrait faire tourner les moteurs <text:span text:style-name="T2">séparément</text:span>, ou avec l’aide de M. Varrel au dernier club numérique, d’utiliser la roue directrice avant pour <text:span text:style-name="T2">contrôler</text:span> et diriger la caravane.</text:p>
      <text:p text:style-name="P3"/>
      <text:p text:style-name="P3">On a pensé à une base avec également un carte au niveau de <text:span text:style-name="T2">l’entrepôt</text:span> qui <text:span text:style-name="T2">permettrai</text:span> d’aide à la <text:span text:style-name="T1">caravane</text:span> pour se ranger.</text:p>
      <text:p text:style-name="P3"/>
      <text:p text:style-name="P3">On a pensé également à mettre des <text:span text:style-name="T2">symboles</text:span> reconnaissables par caméra du le devant de <text:span text:style-name="T2">l’entrepôt</text:span> de chaque coté de l’entrée.</text:p>
      <text:p text:style-name="P3"/>
      <text:p text:style-name="P3">Je réfléchi au moyen de communication des raspberry et comment s’y prendre, il y aura une appli adapté qui as pour <text:span text:style-name="T2">plateforme</text:span> cible (pour des raison logiques) android et peut être pc windows et linux (ordinateur portable par exemple).</text:p>
      <text:p text:style-name="P3"/>
      <text:p text:style-name="P3">Le raspberry présent dans la caravane serai le coté serveur.</text:p>
      <text:p text:style-name="P4"/>
      <text:p text:style-name="P4"/>
      <text:p text:style-name="P5">Étape 1 : Recherche de l’existant et planification du projet.</text:p>
      <text:p text:style-name="P5">Étape 2 : Choix et justification de la meilleure idée.</text:p>
      <text:p text:style-name="P5">Étape 3 : Création du produit plus en détail, création interface homme machine.</text:p>
      <text:p text:style-name="P6">Étape 4 : Assemblage système, tests, corrections.</text:p>
      <text:p text:style-name="P6">Étape 5 : Lancement, présentation.</text:p>
      <text:p text:style-name="P6"/>
      <text:p text:style-name="P12">Suite <text:span text:style-name="T4">Éco-conception préliminaire </text:span>après vacances :</text:p>
      <text:p text:style-name="P12"/>
      <text:p text:style-name="P10">On a finalement choisi de faire une technique de mapping, <text:span text:style-name="T8">la caravane sauvegardera le chemin effectuer et pourra le reprendre pour se ranger seule.</text:span></text:p>
      <text:p text:style-name="P10"/>
      <text:p text:style-name="P11"><text:soft-page-break/>Des capteurs ultra sonore seront envisageable pour éviter les murs. <text:span text:style-name="T9">(ou pas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4-08T20:03:29.748425548</meta:creation-date>
    <dc:date>2024-04-29T14:44:41.973000000</dc:date>
    <meta:editing-duration>PT1H7M35S</meta:editing-duration>
    <meta:editing-cycles>13</meta:editing-cycles>
    <meta:generator>LibreOffice/6.3.5.2$Windows_X86_64 LibreOffice_project/dd0751754f11728f69b42ee2af66670068624673</meta:generator>
    <meta:document-statistic meta:table-count="0" meta:image-count="0" meta:object-count="0" meta:page-count="2" meta:paragraph-count="21" meta:word-count="318" meta:character-count="1961" meta:non-whitespace-character-count="1664"/>
  </office:meta>
</office:document-meta>
</file>